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DML3</text:p>
      <text:p text:style-name="Standard">-- De las sentencias 1 a la 22 dan los resultados pedidos, aunque algunas de ellas pueden darlo en otro orden</text:p>
      <text:p text:style-name="Standard"/>
      <text:p text:style-name="Standard">--Agrupación1</text:p>
      <text:p text:style-name="Standard"/>
      <text:p text:style-name="Standard">/*1. Calcular el número de profesores de cada departamento. Muestre el nombre del departamento y el</text:p>
      <text:p text:style-name="Standard">número de profesores.*/</text:p>
      <text:p text:style-name="Standard">select d.nombre, count(*) </text:p>
      <text:p text:style-name="Standard">from departamentos d</text:p>
      <text:p text:style-name="Standard">join profesores p on p.departamento = d.codigo</text:p>
      <text:p text:style-name="Standard">group by d.nombre,d.codigo;</text:p>
      <text:p text:style-name="Standard"/>
      <text:p text:style-name="Standard"/>
      <text:p text:style-name="Standard"/>
      <text:p text:style-name="Standard">/*2. Calcular el número de créditos asignados a cada departamento. Se consideran los créditos</text:p>
      <text:p text:style-name="Standard">establecidos para cada asignatura del departamento, no si la imparten o no profesores del mismo, es</text:p>
      <text:p text:style-name="Standard">decir, sume directamente los créditos de las asignaturas y reúna asignaturas y departamentos</text:p>
      <text:p text:style-name="Standard">directamente, sin utilizar ninguna otra tabla*/</text:p>
      <text:p text:style-name="Standard">select d.nombre, count(*), sum(a.creditos) </text:p>
      <text:p text:style-name="Standard">from departamentos d</text:p>
      <text:p text:style-name="Standard">join asignaturas a on a.departamento <text:s/>= d.codigo</text:p>
      <text:p text:style-name="Standard">group by d.codigo,d.nombre;</text:p>
      <text:p text:style-name="Standard"/>
      <text:p text:style-name="Standard"/>
      <text:p text:style-name="Standard"/>
      <text:p text:style-name="Standard"/>
      <text:p text:style-name="Standard">/*3. Calcular el número de alumnos matriculados por curso (cada alumno debe contar una sola vez por</text:p>
      <text:p text:style-name="Standard">curso aunque esté matriculado de varias asignaturas). Utilice COUNT (DISTINCT ...).*/</text:p>
      <text:p text:style-name="Standard">select distinct a.curso, count(distinct alumno) "Numero Alumnos" </text:p>
      <text:p text:style-name="Standard">from asignaturas a</text:p>
      <text:p text:style-name="Standard">join matricular m on m.asignatura=a.codigo</text:p>
      <text:p text:style-name="Standard">join alumnos al on m.alumno = al.dni</text:p>
      <text:p text:style-name="Standard">group by a.curso</text:p>
      <text:p text:style-name="Standard">having a.curso is not null;</text:p>
      <text:p text:style-name="Standard"/>
      <text:p text:style-name="Standard"/>
      <text:p text:style-name="Standard"/>
      <text:p text:style-name="Standard">/*4. Por cada número de despacho, indicar el total de créditos impartidos por profesores ubicados en ellos*/</text:p>
      <text:p text:style-name="Standard">select distinct p.despacho, sum(carga_creditos) "Total creditos"</text:p>
      <text:p text:style-name="Standard">from profesores p</text:p>
      <text:p text:style-name="Standard">join impartir i on p.id=i.profesor</text:p>
      <text:p text:style-name="Standard">group by p.despacho</text:p>
      <text:p text:style-name="Standard">having p.despacho is not null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5. Calcular, por cada asignatura, qué porcentaje de sus alumnos son mujeres. Mostrar el código de la</text:p>
      <text:p text:style-name="Standard">asignatura y el porcentaje.*/</text:p>
      <text:p text:style-name="Standard">select m.asignatura, sum(decode(a.genero,'FEM',1,0))*100/count(a.dni) "Porcentaje"</text:p>
      <text:p text:style-name="Standard">from matricular m </text:p>
      <text:p text:style-name="Standard">join alumnos a on (m.alumno=a.dni)</text:p>
      <text:p text:style-name="Standard">group by m.asignatura</text:p>
      <text:p text:style-name="Standard">order by asignatura;</text:p>
      <text:p text:style-name="Standard"/>
      <text:p text:style-name="Standard"/>
      <text:p text:style-name="Standard">/*6. Mostrar la población de cada provincia española: nombre de provincia y suma de hombres y mujeres</text:p>
      <text:p text:style-name="Standard">de todos sus municipios.*/</text:p>
      <text:p text:style-name="Standard">select p.nombre, sum(m.hombres + m.mujeres) "Suma"</text:p>
      <text:p text:style-name="Standard">from provincia p</text:p>
      <text:p text:style-name="Standard">join municipio m on p.codigo=m.cpro</text:p>
      <text:p text:style-name="Standard">group by p.nombre</text:p>
      <text:p text:style-name="Standard">order by 1;</text:p>
      <text:p text:style-name="Standard"/>
      <text:p text:style-name="Standard">--Agrupación2</text:p>
      <text:p text:style-name="Standard"/>
      <text:p text:style-name="Standard">/*7. Visualizar, por cada departamento, el nombre del profesor más cercano a la jubilación (de mayor</text:p>
      <text:p text:style-name="Standard">edad).*/</text:p>
      <text:p text:style-name="Standard">select d.nombre, p.nombre ||' '|| p.apellido1 "Profesor"</text:p>
      <text:p text:style-name="Standard">from departamentos d</text:p>
      <text:p text:style-name="Standard">join profesores p on d.codigo=p.departamento</text:p>
      <text:p text:style-name="Standard">where p.fecha_nacimiento in (select min(p.fecha_nacimiento)</text:p>
      <text:p text:style-name="Standard"><text:s text:c="29"/>from profesores p</text:p>
      <text:p text:style-name="Standard"><text:s text:c="29"/>group by p.departamento);</text:p>
      <text:p text:style-name="Standard"/>
      <text:p text:style-name="Standard"/>
      <text:p text:style-name="Standard"/>
      <text:p text:style-name="Standard">/*8. Visualizar la asignatura de mayor número de créditos en que se ha matriculado cada alumno.*/</text:p>
      <text:p text:style-name="Standard">select al.nombre || ' ' || al.apellido1 || ' ' || al.apellido2 "Alumno", a.nombre "Asignatura"</text:p>
      <text:p text:style-name="Standard">from alumnos al</text:p>
      <text:p text:style-name="Standard">join matricular m on al.dni = m.alumno</text:p>
      <text:p text:style-name="Standard">join asignaturas a on a.codigo = m.asignatura</text:p>
      <text:p text:style-name="Standard">where (al.dni,a.creditos) in (select al.dni, max(a.creditos) </text:p>
      <text:p text:style-name="Standard"><text:s text:c="21"/>from alumnos al</text:p>
      <text:p text:style-name="Standard"><text:s text:c="21"/>join matricular m on al.dni = m.alumno</text:p>
      <text:p text:style-name="Standard"><text:s text:c="21"/>join asignaturas a on a.codigo = m.asignatura</text:p>
      <text:p text:style-name="Standard"><text:s text:c="21"/>group by al.dni)</text:p>
      <text:p text:style-name="Standard">group by al.nombre || ' ' || al.apellido1 || ' ' || al.apellido2 , a.nombre</text:p>
      <text:p text:style-name="Standard">order by al.nombre || ' ' || al.apellido1 || ' ' || al.apellido2 , a.nombre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*9. Visualizar el profesor más antiguo de cada departamento.*/</text:p>
      <text:p text:style-name="Standard">select d.nombre, p.nombre ||' '|| p.apellido1 "Profesor"</text:p>
      <text:p text:style-name="Standard">from departamentos d</text:p>
      <text:p text:style-name="Standard">join profesores p on d.codigo=p.departamento</text:p>
      <text:p text:style-name="Standard">where (p.departamento,p.antiguedad) in (select p.departamento, min(p.antiguedad)</text:p>
      <text:p text:style-name="Standard"><text:s text:c="40"/>from profesores p</text:p>
      <text:p text:style-name="Standard"><text:s text:c="40"/>group by p.departamento);</text:p>
      <text:p text:style-name="Standard"/>
      <text:p text:style-name="Standard">/*10.Visualizar para cada departamento, la asignatura con menos créditos*/</text:p>
      <text:p text:style-name="Standard">select d.nombre, a.nombre </text:p>
      <text:p text:style-name="Standard">from departamentos d</text:p>
      <text:p text:style-name="Standard">join asignaturas a on d.codigo = a.departamento</text:p>
      <text:p text:style-name="Standard">where (d.codigo,a.creditos) in (select d.codigo, min(a.creditos)</text:p>
      <text:p text:style-name="Standard"><text:s text:c="32"/>from asignaturas a</text:p>
      <text:p text:style-name="Standard"><text:s text:c="32"/>join departamentos d on d.codigo = a.departamento</text:p>
      <text:p text:style-name="Standard"><text:s text:c="32"/>group by d.codigo);</text:p>
      <text:p text:style-name="Standard"><text:s text:c="21"/></text:p>
      <text:p text:style-name="Standard"/>
      <text:p text:style-name="Standard"/>
      <text:p text:style-name="Standard">/*11.Visualizar para cada asignatura, el alumno de menor edad matriculado en el curso 2014-2015.*/</text:p>
      <text:p text:style-name="Standard">select <text:s/>a.nombre "Asignatura", al.nombre || ' ' || al.apellido1 || ' ' || al.apellido2 "Alumno", al.fecha_nacimiento</text:p>
      <text:p text:style-name="Standard">from alumnos al</text:p>
      <text:p text:style-name="Standard">join matricular m on al.dni = m.alumno</text:p>
      <text:p text:style-name="Standard">join asignaturas a on a.codigo = m.asignatura</text:p>
      <text:p text:style-name="Standard">where (a.codigo,al.fecha_nacimiento) in (select a.codigo, max(al.fecha_nacimiento)</text:p>
      <text:p text:style-name="Standard"><text:s text:c="41"/>from alumnos al</text:p>
      <text:p text:style-name="Standard"><text:s text:c="41"/>join matricular m on al.dni = m.alumno</text:p>
      <text:p text:style-name="Standard"><text:s text:c="41"/>join asignaturas a on a.codigo = m.asignatura</text:p>
      <text:p text:style-name="Standard"><text:s text:c="41"/>where m.curso='14/15'</text:p>
      <text:p text:style-name="Standard"><text:s text:c="41"/>group by a.codigo)</text:p>
      <text:p text:style-name="Standard">group by a.nombre, al.nombre || ' ' || al.apellido1 || ' ' || al.apellido2, al.fecha_nacimiento</text:p>
      <text:p text:style-name="Standard">order by a.nombre, al.nombre || ' ' || al.apellido1 || ' ' || al.apellido2, al.fecha_nacimiento;</text:p>
      <text:p text:style-name="Standard"/>
      <text:p text:style-name="Standard">--Agrupación3</text:p>
      <text:p text:style-name="Standard"/>
      <text:p text:style-name="Standard">/*12.Visualizar el profesor con mayor carga de créditos. Considere la carga de créditos como la suma de</text:p>
      <text:p text:style-name="Standard">los créditos de las asignaturas que imparte dicho profesor. Nota: Tenga en cuenta que un profesor</text:p>
      <text:p text:style-name="Standard">puede impartir sólo una parte de una asignatura, por lo que se debe utilizar los créditos de la tabla</text:p>
      <text:p text:style-name="Standard">impartir*/</text:p>
      <text:p text:style-name="Standard">select "Profesor", "Creditos" </text:p>
      <text:p text:style-name="Standard">from(select p.nombre ||' '|| p.apellido1 "Profesor", sum(i.carga_creditos) "Creditos"</text:p>
      <text:p text:style-name="Standard"><text:s text:c="5"/>from profesores p</text:p>
      <text:p text:style-name="Standard"><text:s text:c="5"/>join impartir i on i.profesor = p.id</text:p>
      <text:p text:style-name="Standard"><text:s text:c="5"/>where i.carga_creditos is not null</text:p>
      <text:p text:style-name="Standard"><text:s text:c="5"/>group by p.nombre ||' '|| p.apellido1</text:p>
      <text:p text:style-name="Standard"><text:s text:c="5"/>order by sum(i.carga_creditos) desc)</text:p>
      <text:p text:style-name="Standard">where rownum = 1;</text:p>
      <text:p text:style-name="Standard"/>
      <text:p text:style-name="Standard"/>
      <text:p text:style-name="Standard"><text:soft-page-break/>/*13.Visualizar el departamento con mayor número de asignaturas a su cargo.*/</text:p>
      <text:p text:style-name="Standard">select "Departamento"</text:p>
      <text:p text:style-name="Standard">from (select d.nombre "Departamento", count(a.codigo)</text:p>
      <text:p text:style-name="Standard"><text:s text:c="6"/>from departamentos d</text:p>
      <text:p text:style-name="Standard"><text:s text:c="6"/>join asignaturas a on a.departamento=d.codigo</text:p>
      <text:p text:style-name="Standard"><text:s text:c="6"/>group by d.nombre</text:p>
      <text:p text:style-name="Standard"><text:s text:c="6"/>order by count(a.codigo) desc)</text:p>
      <text:p text:style-name="Standard">where rownum = 1;</text:p>
      <text:p text:style-name="Standard"/>
      <text:p text:style-name="Standard"/>
      <text:p text:style-name="Standard"/>
      <text:p text:style-name="Standard">/*14.Muestre el listado de los profesores que imparten menos de 10 créditos en total. Indique el código del</text:p>
      <text:p text:style-name="Standard">profesor y el número de créditos que imparte.*/</text:p>
      <text:p text:style-name="Standard">select i.profesor, sum(i.carga_creditos)"CREDITOS"</text:p>
      <text:p text:style-name="Standard">from impartir i</text:p>
      <text:p text:style-name="Standard">group by i.profesor</text:p>
      <text:p text:style-name="Standard">having sum(i.carga_creditos)&lt;10;</text:p>
      <text:p text:style-name="Standard"/>
      <text:p text:style-name="Standard"/>
      <text:p text:style-name="Standard"/>
      <text:p text:style-name="Standard">/*15.Listar los profesores que tienen una carga de créditos superior a la media. Use clausula HAVING y</text:p>
      <text:p text:style-name="Standard">anide funciones de agrupación.*/</text:p>
      <text:p text:style-name="Standard">select p.nombre,p.apellido1,p.apellido2</text:p>
      <text:p text:style-name="Standard">from impartir i</text:p>
      <text:p text:style-name="Standard">join profesores p on p.id = i.profesor</text:p>
      <text:p text:style-name="Standard">group by p.nombre,p.apellido1,p.apellido2</text:p>
      <text:p text:style-name="Standard">having sum(i.carga_creditos) &gt; (select avg(sum(i.carga_creditos))</text:p>
      <text:p text:style-name="Standard"><text:s text:c="32"/>from impartir i</text:p>
      <text:p text:style-name="Standard"><text:s text:c="32"/>group by i.profesor);</text:p>
      <text:p text:style-name="Standard"/>
      <text:p text:style-name="Standard"/>
      <text:p text:style-name="Standard">/*16.Visualizar aquellos profesores que imparten 2 o más asignaturas en el curso 15/16 con una carga de</text:p>
      <text:p text:style-name="Standard">créditos inferior a 6.5 en cada una de ellas.*/</text:p>
      <text:p text:style-name="Standard">select p.id</text:p>
      <text:p text:style-name="Standard">from profesores p </text:p>
      <text:p text:style-name="Standard">join impartir i on p.id=i.profesor</text:p>
      <text:p text:style-name="Standard">where i.curso='15/16'</text:p>
      <text:p text:style-name="Standard"><text:s text:c="6"/>and i.carga_creditos&lt;6.5</text:p>
      <text:p text:style-name="Standard">group by p.id</text:p>
      <text:p text:style-name="Standard">having count(i.profesor)&gt;=2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Negativas1</text:p>
      <text:p text:style-name="Standard"/>
      <text:p text:style-name="Standard"/>
      <text:p text:style-name="Standard">/*17. Dar el nombre de las asignaturas hueso. Una asignatura se dice hueso si ningún alumno la ha</text:p>
      <text:p text:style-name="Standard">superado.*/</text:p>
      <text:p text:style-name="Standard">select a.nombre</text:p>
      <text:p text:style-name="Standard">from asignaturas a</text:p>
      <text:p text:style-name="Standard">where a.codigo not in(select m.asignatura</text:p>
      <text:p text:style-name="Standard"><text:s text:c="22"/>from matricular m</text:p>
      <text:p text:style-name="Standard"><text:s text:c="22"/>where m.calificacion is not null</text:p>
      <text:p text:style-name="Standard"><text:s text:c="28"/>and m.calificacion!='SP'</text:p>
      <text:p text:style-name="Standard"><text:s text:c="28"/>and m.calificacion!='NP');</text:p>
      <text:p text:style-name="Standard"/>
      <text:p text:style-name="Standard">/*18.Listar el nombre de los departamentos que no tienen ninguna asignatura con más de 6 créditos.*/</text:p>
      <text:p text:style-name="Standard">select d.nombre</text:p>
      <text:p text:style-name="Standard">from departamentos d</text:p>
      <text:p text:style-name="Standard">where d.codigo not in (select a.departamento</text:p>
      <text:p text:style-name="Standard"><text:s text:c="23"/>from asignaturas a</text:p>
      <text:p text:style-name="Standard"><text:s text:c="23"/>where a.creditos&gt;6);</text:p>
      <text:p text:style-name="Standard"><text:s text:c="23"/></text:p>
      <text:p text:style-name="Standard"/>
      <text:p text:style-name="Standard"/>
      <text:p text:style-name="Standard">/*19.Listar alfabéticamente los profesores que están en la lista negra de los alumnos. Si un profesor está en</text:p>
      <text:p text:style-name="Standard">la lista negra de los alumnos, da clase en alguna asignatura optativa y en ella los alumnos no se</text:p>
      <text:p text:style-name="Standard">matriculan para evitarlo. Tenga en cuenta que si hay dos turnos de la optativa, los alumnos tienden a</text:p>
      <text:p text:style-name="Standard">evitar al profesor de ese turno, pero no a los de los otros grupos.*/</text:p>
      <text:p text:style-name="Standard">select p.nombre, p.apellido1, p.apellido2</text:p>
      <text:p text:style-name="Standard">from profesores p</text:p>
      <text:p text:style-name="Standard">join impartir i on i.profesor = p.id</text:p>
      <text:p text:style-name="Standard">join asignaturas a on i.asignatura = a.codigo</text:p>
      <text:p text:style-name="Standard">where a.caracter='OP' </text:p>
      <text:p text:style-name="Standard"><text:s text:c="6"/>and (i.asignatura,i.grupo) not in (select m.asignatura, m.grupo</text:p>
      <text:p text:style-name="Standard"><text:s text:c="41"/>from matricular m);</text:p>
      <text:p text:style-name="Standard"><text:s text:c="32"/></text:p>
      <text:p text:style-name="Standard"/>
      <text:p text:style-name="Standard">/*20.Mostrar las parejas de profesores que no tienen ningún alumno en común*/</text:p>
      <text:p text:style-name="Standard">select p1.nombre ||' '|| p1.apellido1 ||' '|| p1.apellido2 "Profesor1",</text:p>
      <text:p text:style-name="Standard"><text:s text:c="7"/>p2.nombre ||' '|| p2.apellido1 ||' '|| p2.apellido2 "Profesor2"</text:p>
      <text:p text:style-name="Standard">from profesores p1,profesores p2</text:p>
      <text:p text:style-name="Standard">where p1.id&lt;p2.id</text:p>
      <text:p text:style-name="Standard"><text:s text:c="6"/>and (p1.id,p2.id) not in(select i1.profesor,i2.profesor</text:p>
      <text:p text:style-name="Standard"><text:s text:c="32"/>from impartir i1</text:p>
      <text:p text:style-name="Standard"><text:s text:c="32"/>join matricular m1 on m1.asignatura = i1.asignatura,</text:p>
      <text:p text:style-name="Standard"><text:s text:c="32"/>impartir i2</text:p>
      <text:p text:style-name="Standard"><text:s text:c="32"/>join matricular m2 on m2.asignatura = i2.asignatura</text:p>
      <text:p text:style-name="Standard"><text:s text:c="32"/>where i1.curso=m1.curso </text:p>
      <text:p text:style-name="Standard"><text:s text:c="38"/>and i2.curso=m2.curso </text:p>
      <text:p text:style-name="Standard"><text:s text:c="38"/>and i1.grupo=m1.grupo </text:p>
      <text:p text:style-name="Standard"><text:s text:c="38"/>and i2.grupo=m2.grupo</text:p>
      <text:p text:style-name="Standard"><text:s text:c="38"/>and m1.alumno=m2.alumno);</text:p>
      <text:p text:style-name="Standard"><text:soft-page-break/>/*21.Mostrar el listado de profesores que no comparten ninguna de sus asignaturas (dos profesores</text:p>
      <text:p text:style-name="Standard">comparten asignatura si imparten la misma asignatura independientemente del turno).*/</text:p>
      <text:p text:style-name="Standard">select p1.nombre ||' '|| p1.apellido1 ||' '|| p1.apellido2 "Profesor1",</text:p>
      <text:p text:style-name="Standard"><text:s text:c="7"/>p2.nombre ||' '|| p2.apellido1 ||' '|| p2.apellido2 "Profesor2"</text:p>
      <text:p text:style-name="Standard">from profesores p1,profesores p2</text:p>
      <text:p text:style-name="Standard">where p1.id&lt;p2.id</text:p>
      <text:p text:style-name="Standard"><text:s text:c="6"/>and (p1.id,p2.id) not in(select i1.profesor,i2.profesor</text:p>
      <text:p text:style-name="Standard"><text:s text:c="32"/>from impartir i1</text:p>
      <text:p text:style-name="Standard"><text:s text:c="32"/>join impartir i2 on i1.asignatura=i2.asignatura);</text:p>
      <text:p text:style-name="Standard"/>
      <text:p text:style-name="Standard"/>
      <text:p text:style-name="Standard">/*22.Mostrar los nombres de asignaturas que no tienen dos alumnos matriculados del mismo municipio.*/</text:p>
      <text:p text:style-name="Standard">select a.nombre</text:p>
      <text:p text:style-name="Standard">from asignaturas a</text:p>
      <text:p text:style-name="Standard">where a.codigo not in (select m1.asignatura</text:p>
      <text:p text:style-name="Standard"><text:s text:c="24"/>from matricular m1</text:p>
      <text:p text:style-name="Standard"><text:s text:c="24"/>join matricular m2 on m1.asignatura=m2.asignatura</text:p>
      <text:p text:style-name="Standard"><text:s text:c="24"/>join alumnos al1 on al1.dni=m1.alumno</text:p>
      <text:p text:style-name="Standard"><text:s text:c="24"/>join alumnos al2 on al2.dni=m2.alumno</text:p>
      <text:p text:style-name="Standard"><text:s text:c="24"/>where al1.dni &lt; al2.dni </text:p>
      <text:p text:style-name="Standard"><text:s text:c="30"/>and al1.cmun=al2.cmun);</text:p>
      <text:p text:style-name="Standard"><text:s text:c="24"/></text:p>
      <text:p text:style-name="Standard"/>
      <text:p text:style-name="Standard">/* La 23 y 24 no dan el resultado pedido */</text:p>
      <text:p text:style-name="Standard"/>
      <text:p text:style-name="Standard"/>
      <text:p text:style-name="Standard">/*23. Listar los alumnos matriculados en alguna asignatura que no esté impartida por el profesor de mayor</text:p>
      <text:p text:style-name="Standard">edad. No sacar duplicados.*/</text:p>
      <text:p text:style-name="Standard">select distinct m.alumno</text:p>
      <text:p text:style-name="Standard"><text:s text:c="20"/>from matricular m</text:p>
      <text:p text:style-name="Standard"><text:s text:c="20"/>join impartir i on m.asignatura=i.asignatura</text:p>
      <text:p text:style-name="Standard"><text:s text:c="20"/>join profesores p on i.profesor=p.id</text:p>
      <text:p text:style-name="Standard"><text:s text:c="20"/>where p.fecha_nacimiento in(select min(p.fecha_nacimiento)</text:p>
      <text:p text:style-name="Standard"><text:s text:c="48"/>from impartir i</text:p>
      <text:p text:style-name="Standard"><text:s text:c="48"/>join profesores p on i.profesor = p.id</text:p>
      <text:p text:style-name="Standard"><text:s text:c="48"/>where p.fecha_nacimiento in (select p.fecha_nacimiento</text:p>
      <text:p text:style-name="Standard"><text:s text:c="77"/>from profesores p));</text:p>
      <text:p text:style-name="Standard"/>
      <text:p text:style-name="Standard"/>
      <text:p text:style-name="Standard">/*24. Visualizar aquellos alumnos matriculados en más de dos asignaturas a los que no les dé clase ningún</text:p>
      <text:p text:style-name="Standard">profesor del departamento de 'Matematica Aplicada'.*/</text:p>
      <text:p text:style-name="Standard">select m.alumno from matricular m</text:p>
      <text:p text:style-name="Standard">join impartir i on m.asignatura=i.asignatura</text:p>
      <text:p text:style-name="Standard">where i.profesor not in(select p.id</text:p>
      <text:p text:style-name="Standard"><text:s text:c="24"/>from profesores p</text:p>
      <text:p text:style-name="Standard"><text:s text:c="24"/>join departamentos d on p.departamento = d.codigo</text:p>
      <text:p text:style-name="Standard"><text:s text:c="24"/>where <text:s/>d.nombre='Matematica Aplicada')</text:p>
      <text:p text:style-name="Standard">group by m.alumno</text:p>
      <text:p text:style-name="Standard">having count(m.alumno)&gt;2;</text:p>
      <text:p text:style-name="Standard"><text:soft-page-break/>--Para quien quiera los enunciados de la 25 a la 30.</text:p>
      <text:p text:style-name="Standard"/>
      <text:p text:style-name="Standard">/*25. Visualizar la asignatura de más créditos de cada departamento entre aquellas no impartidas por un</text:p>
      <text:p text:style-name="Standard">profesor nacido antes de 1970.</text:p>
      <text:p text:style-name="Standard">26. Listar por orden de carga de créditos aquellos departamentos que tengan matriculados más de diez</text:p>
      <text:p text:style-name="Standard">alumnos (en cualquiera de sus asignaturas).</text:p>
      <text:p text:style-name="Standard">27. Visualizar el número total de alumnos que posee cada profesor (si un alumno está matriculado en</text:p>
      <text:p text:style-name="Standard">varias asignaturas de un profesor, contará varias veces), pero sólo de aquellos profesores que</text:p>
      <text:p text:style-name="Standard">impartan alguna asignatura en la que el número de créditos prácticos es superior al de teóricos.</text:p>
      <text:p text:style-name="Standard">28. De las asignaturas con más de 3 alumnos en el curso 15/16, visualizar el nombre del alumno más</text:p>
      <text:p text:style-name="Standard">veterano (con la fecha de la primera matrícula más antigua).</text:p>
      <text:p text:style-name="Standard">29. De cada asignatura con menos de 16 alumnos matriculados en el curso 15/16 e impartida por el</text:p>
      <text:p text:style-name="Standard">departamento más antiguo (con la menor fecha de creación), visualizar el nombre de la asignatura y</text:p>
      <text:p text:style-name="Standard">el número de profesores que la imparte en el curso 15/16.</text:p>
      <text:p text:style-name="Standard">30. Visualizar por cada profesor que imparte al menos 2 asignaturas, a aquéllos que tienen a algún</text:p>
      <text:p text:style-name="Standard">alumno nacido antes del año 1995.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2T21:01:34.95</meta:creation-date>
    <meta:document-statistic meta:table-count="0" meta:image-count="0" meta:object-count="0" meta:page-count="7" meta:paragraph-count="241" meta:word-count="1576" meta:character-count="12649"/>
    <dc:date>2019-01-12T21:03:33</dc:date>
    <meta:editing-duration>PT1M59S</meta:editing-duration>
    <meta:editing-cycles>1</meta:editing-cycles>
    <meta:generator>OpenOffice/4.1.5$Win32 OpenOffice.org_project/415m1$Build-9789</meta:generator>
  </office:meta>
</office:document-meta>
</file>